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FD00000039954130D7.png"/>
  <manifest:file-entry manifest:media-type="image/png" manifest:full-path="Pictures/10000000000000DC00000093992C7F82.png"/>
  <manifest:file-entry manifest:media-type="image/png" manifest:full-path="Pictures/10000000000004D8000003A2C2D1831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a3b2c1" draw:textarea-horizontal-align="left" draw:textarea-vertical-align="top" draw:auto-grow-height="false" fo:padding-top="0.13cm" fo:padding-bottom="0.13cm" fo:padding-left="0.25cm" fo:padding-right="0.25cm" fo:wrap-option="wrap" draw:shadow-color="#dddddd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867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54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/>
      <style:text-properties fo:font-size="18pt"/>
    </style:style>
    <style:style style:name="P4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2pt"/>
    </style:style>
    <style:style style:name="T1" style:family="text">
      <style:text-properties fo:color="#000000" fo:language="es" fo:country="UY"/>
    </style:style>
    <style:style style:name="T2" style:family="text">
      <style:text-properties fo:color="#ffffff" fo:font-family="'OCR A Extended'" style:font-family-generic="modern" style:font-pitch="variable" fo:font-size="32pt" fo:language="en" fo:country="US" fo:text-shadow="1pt 1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3.789cm" svg:height="5.847cm" svg:x="5.899cm" svg:y="2.243cm" presentation:class="title" presentation:user-transformed="true">
          <draw:text-box>
            <text:list text:style-name="L1">
              <text:list-header>
                <text:p text:style-name="P1"><text:span text:style-name="T1">Chuch</text:span><text:span text:style-name="T1"><text:line-break/></text:span><text:span text:style-name="T1">of</text:span><text:span text:style-name="T1"><text:line-break/></text:span><text:span text:style-name="T1">St. Agile</text:span></text:p>
              </text:list-header>
            </text:list>
          </draw:text-box>
        </draw:frame>
        <draw:custom-shape draw:style-name="gr1" draw:text-style-name="P4" draw:layer="layout" svg:width="16.722cm" svg:height="3.175cm" svg:x="-1.89cm" svg:y="15.848cm">
          <text:list text:style-name="L2">
            <text:list-header>
              <text:p text:style-name="P3"><text:span text:style-name="T2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0.596cm" svg:x="2.032cm" svg:y="18.2cm">
          <draw:image xlink:href="Pictures/10000201000001FD00000039954130D7.png" xlink:type="simple" xlink:show="embed" xlink:actuate="onLoad">
            <text:p/>
          </draw:image>
        </draw:frame>
        <draw:frame draw:style-name="gr3" draw:text-style-name="P5" draw:layer="layout" svg:width="5.609cm" svg:height="3.748cm" svg:x="2.032cm" svg:y="12.7cm">
          <draw:image xlink:href="Pictures/10000000000000DC00000093992C7F82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2" draw:layer="layout" svg:width="22.86cm" svg:height="3.127cm" svg:x="1.499cm" svg:y="0cm" presentation:class="title" presentation:user-transformed="true">
          <draw:text-box>
            <text:list text:style-name="L1">
              <text:list-header>
                <text:p text:style-name="P1"/>
              </text:list-header>
            </text:list>
          </draw:text-box>
        </draw:frame>
        <draw:frame presentation:style-name="pr4" draw:text-style-name="P2" draw:layer="layout" svg:width="22.86cm" svg:height="13.804cm" svg:x="1.27cm" svg:y="3.522cm" presentation:class="outline" presentation:user-transformed="true">
          <draw:text-box>
            <text:list text:style-name="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D8000003A2C2D18313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7:28:12</meta:creation-date>
    <dc:creator>Andrei </dc:creator>
    <dc:date>2012-07-16T21:20:29</dc:date>
    <meta:editing-cycles>790</meta:editing-cycles>
    <meta:editing-duration>P3DT20H15M34S</meta:editing-duration>
    <meta:generator>LibreOffice/3.5$Linux_X86_64 LibreOffice_project/350m1$Build-2</meta:generator>
    <meta:document-statistic meta:object-count="27"/>
  </office:meta>
</office:document-meta>
</file>